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80da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78aa"/>
    </style:style>
    <style:style style:name="gr4" style:family="graphic" style:parent-style-name="standard">
      <style:graphic-properties draw:stroke="none" svg:stroke-width="0.001cm" draw:fill-color="#2ac0ff"/>
    </style:style>
    <style:style style:name="gr5" style:family="graphic" style:parent-style-name="standard">
      <style:graphic-properties draw:stroke="none" svg:stroke-width="0.001cm" draw:fill-color="#0096d4"/>
    </style:style>
    <style:style style:name="gr6" style:family="graphic" style:parent-style-name="standard">
      <style:graphic-properties draw:stroke="none" svg:stroke-width="0.001cm" draw:fill-color="#ffffff"/>
    </style:style>
    <style:style style:name="gr7" style:family="graphic" style:parent-style-name="standard">
      <style:graphic-properties svg:stroke-width="0.001cm" svg:stroke-color="#003c55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1cm" draw:fill-color="#ff555d"/>
    </style:style>
    <style:style style:name="gr9" style:family="graphic" style:parent-style-name="standard">
      <style:graphic-properties svg:stroke-width="0.001cm" svg:stroke-color="#e2e2e2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draw:stroke="none" svg:stroke-width="0.001cm" draw:fill-color="#ff2a35"/>
    </style:style>
    <style:style style:name="gr11" style:family="graphic" style:parent-style-name="standard">
      <style:graphic-properties draw:stroke="none" svg:stroke-width="0.001cm" draw:fill-color="#ff8086"/>
    </style:style>
  </office:automatic-styles>
  <office:body>
    <office:drawing>
      <draw:page draw:name="page1" draw:style-name="dp1" draw:master-page-name="Default">
        <draw:g>
          <draw:glue-point draw:id="4" svg:x="-3.936cm" svg:y="-5cm"/>
          <draw:glue-point draw:id="5" svg:x="5cm" svg:y="-5cm"/>
          <draw:glue-point draw:id="6" svg:x="0.531cm" svg:y="-5cm"/>
          <draw:glue-point draw:id="7" svg:x="-5cm" svg:y="5cm"/>
          <draw:glue-point draw:id="8" svg:x="3.934cm" svg:y="5cm"/>
          <draw:glue-point draw:id="9" svg:x="-0.533cm" svg:y="5cm"/>
          <draw:glue-point draw:id="10" svg:x="-5cm" svg:y="-4.19cm"/>
          <draw:glue-point draw:id="11" svg:x="-5cm" svg:y="0.405cm"/>
          <draw:glue-point draw:id="12" svg:x="5cm" svg:y="4.151cm"/>
          <draw:glue-point draw:id="13" svg:x="5cm" svg:y="-0.425cm"/>
          <draw:glue-point draw:id="14" svg:x="0cm" svg:y="-0.006cm"/>
          <draw:polygon draw:style-name="gr1" draw:layer="layout" svg:width="1.425cm" svg:height="0.995cm" svg:x="0cm" svg:y="1.005cm" svg:viewBox="0 0 1426 996" draw:points="1426,996 0,996 0,0 1426,0">
            <text:p/>
          </draw:polygon>
          <draw:path draw:style-name="gr2" draw:layer="layout" svg:width="1.418cm" svg:height="0.995cm" svg:x="0.007cm" svg:y="1.005cm" svg:viewBox="0 0 1419 996" svg:d="m1419 996h-1419zm0-996h1419v996zm0 0z">
            <text:p/>
          </draw:path>
          <draw:polygon draw:style-name="gr3" draw:layer="layout" svg:width="0.17cm" svg:height="1.164cm" svg:x="1.425cm" svg:y="0.836cm" svg:viewBox="0 0 171 1165" draw:points="0,1165 171,995 171,0 0,169">
            <text:p/>
          </draw:polygon>
          <draw:polygon draw:style-name="gr2" draw:layer="layout" svg:width="0.17cm" svg:height="1.164cm" svg:x="1.425cm" svg:y="0.836cm" svg:viewBox="0 0 171 1165" draw:points="0,1165 171,995 171,0 0,169">
            <text:p/>
          </draw:polygon>
          <draw:polygon draw:style-name="gr4" draw:layer="layout" svg:width="1.595cm" svg:height="0.147cm" svg:x="0cm" svg:y="0.689cm" svg:viewBox="0 0 1596 148" draw:points="0,148 158,0 1596,0 1437,148">
            <text:p/>
          </draw:polygon>
          <draw:path draw:style-name="gr2" draw:layer="layout" svg:width="1.588cm" svg:height="0.147cm" svg:x="0.007cm" svg:y="0.689cm" svg:viewBox="0 0 1589 148" svg:d="m0 141 151-141h1438l-159 148h-1430zm0-7z">
            <text:p/>
          </draw:path>
          <draw:polygon draw:style-name="gr5" draw:layer="layout" svg:width="1.425cm" svg:height="0.995cm" svg:x="0cm" svg:y="0.836cm" svg:viewBox="0 0 1426 996" draw:points="1426,996 0,996 0,0 1426,0">
            <text:p/>
          </draw:polygon>
          <draw:path draw:style-name="gr2" draw:layer="layout" svg:width="1.418cm" svg:height="0.995cm" svg:x="0.007cm" svg:y="0.836cm" svg:viewBox="0 0 1419 996" svg:d="m1419 996h-1419zm0-996h1419v996zm0 0z">
            <text:p/>
          </draw:path>
          <draw:polygon draw:style-name="gr6" draw:layer="layout" svg:width="0.34cm" svg:height="0.317cm" svg:x="0.554cm" svg:y="1.423cm" svg:viewBox="0 0 341 318" draw:points="238,0 102,0 102,159 0,159 170,318 341,159 238,159">
            <text:p/>
          </draw:polygon>
          <draw:polygon draw:style-name="gr7" draw:layer="layout" svg:width="0.34cm" svg:height="0.317cm" svg:x="0.554cm" svg:y="1.423cm" svg:viewBox="0 0 341 318" draw:points="238,0 102,0 102,159 0,159 170,318 341,159 238,159">
            <text:p/>
          </draw:polygon>
          <draw:polygon draw:style-name="gr6" draw:layer="layout" svg:width="0.329cm" svg:height="0.35cm" svg:x="0.554cm" svg:y="0.949cm" svg:viewBox="0 0 330 351" draw:points="102,351 227,351 227,158 330,158 170,0 0,158 102,158">
            <text:p/>
          </draw:polygon>
          <draw:polygon draw:style-name="gr7" draw:layer="layout" svg:width="0.329cm" svg:height="0.35cm" svg:x="0.554cm" svg:y="0.949cm" svg:viewBox="0 0 330 351" draw:points="102,351 227,351 227,158 330,158 170,0 0,158 102,158">
            <text:p/>
          </draw:polygon>
          <draw:polygon draw:style-name="gr6" draw:layer="layout" svg:width="0.441cm" svg:height="0.327cm" svg:x="0.204cm" svg:y="1.197cm" svg:viewBox="0 0 442 328" draw:points="0,101 0,226 283,226 283,328 442,169 283,0 283,101">
            <text:p/>
          </draw:polygon>
          <draw:polygon draw:style-name="gr7" draw:layer="layout" svg:width="0.441cm" svg:height="0.327cm" svg:x="0.204cm" svg:y="1.197cm" svg:viewBox="0 0 442 328" draw:points="0,101 0,226 283,226 283,328 442,169 283,0 283,101">
            <text:p/>
          </draw:polygon>
          <draw:polygon draw:style-name="gr6" draw:layer="layout" svg:width="0.452cm" svg:height="0.317cm" svg:x="0.792cm" svg:y="1.197cm" svg:viewBox="0 0 453 318" draw:points="453,215 453,102 170,102 170,0 0,158 158,318 158,215">
            <text:p/>
          </draw:polygon>
          <draw:polygon draw:style-name="gr7" draw:layer="layout" svg:width="0.452cm" svg:height="0.317cm" svg:x="0.792cm" svg:y="1.197cm" svg:viewBox="0 0 453 318" draw:points="453,215 453,102 170,102 170,0 0,158 158,318 158,215">
            <text:p/>
          </draw:polygon>
          <draw:polygon draw:style-name="gr3" draw:layer="layout" svg:width="0.17cm" svg:height="1.164cm" svg:x="1.425cm" svg:y="0.667cm" svg:viewBox="0 0 171 1165" draw:points="0,1165 171,995 171,0 0,169">
            <text:p/>
          </draw:polygon>
          <draw:polygon draw:style-name="gr2" draw:layer="layout" svg:width="0.17cm" svg:height="1.164cm" svg:x="1.425cm" svg:y="0.667cm" svg:viewBox="0 0 171 1165" draw:points="0,1165 171,995 171,0 0,169">
            <text:p/>
          </draw:polygon>
          <draw:polygon draw:style-name="gr8" draw:layer="layout" svg:width="0.475cm" svg:height="0.226cm" svg:x="0.475cm" svg:y="0.61cm" svg:viewBox="0 0 476 227" draw:points="476,227 0,227 0,11 476,0">
            <text:p/>
          </draw:polygon>
          <draw:polygon draw:style-name="gr9" draw:layer="layout" svg:width="0.475cm" svg:height="0.226cm" svg:x="0.475cm" svg:y="0.61cm" svg:viewBox="0 0 476 227" draw:points="476,227 0,227 0,11 476,0">
            <text:p/>
          </draw:polygon>
          <draw:polygon draw:style-name="gr8" draw:layer="layout" svg:width="0.475cm" svg:height="0.215cm" svg:x="0.95cm" svg:y="0.621cm" svg:viewBox="0 0 476 216" draw:points="476,216 0,216 0,0 476,0">
            <text:p/>
          </draw:polygon>
          <draw:polygon draw:style-name="gr9" draw:layer="layout" svg:width="0.475cm" svg:height="0.215cm" svg:x="0.95cm" svg:y="0.621cm" svg:viewBox="0 0 476 216" draw:points="476,216 0,216 0,0 476,0">
            <text:p/>
          </draw:polygon>
          <draw:polygon draw:style-name="gr8" draw:layer="layout" svg:width="0.475cm" svg:height="0.226cm" svg:x="0cm" svg:y="0.61cm" svg:viewBox="0 0 476 227" draw:points="476,227 0,227 0,0 476,0">
            <text:p/>
          </draw:polygon>
          <draw:path draw:style-name="gr9" draw:layer="layout" svg:width="0.467cm" svg:height="0.226cm" svg:x="0.007cm" svg:y="0.61cm" svg:viewBox="0 0 468 227" svg:d="m468 227h-468zm0-227h468v227zm0 0z">
            <text:p/>
          </draw:path>
          <draw:polygon draw:style-name="gr8" draw:layer="layout" svg:width="0.475cm" svg:height="0.226cm" svg:x="0cm" svg:y="0.395cm" svg:viewBox="0 0 476 227" draw:points="476,227 0,227 0,0 476,0">
            <text:p/>
          </draw:polygon>
          <draw:path draw:style-name="gr9" draw:layer="layout" svg:width="0.467cm" svg:height="0.226cm" svg:x="0.007cm" svg:y="0.395cm" svg:viewBox="0 0 468 227" svg:d="m468 227h-468zm0-227h468v227zm0 0z">
            <text:p/>
          </draw:path>
          <draw:polygon draw:style-name="gr8" draw:layer="layout" svg:width="0.475cm" svg:height="0.226cm" svg:x="0.95cm" svg:y="0.395cm" svg:viewBox="0 0 476 227" draw:points="476,227 0,227 0,0 476,0">
            <text:p/>
          </draw:polygon>
          <draw:polygon draw:style-name="gr9" draw:layer="layout" svg:width="0.475cm" svg:height="0.226cm" svg:x="0.95cm" svg:y="0.395cm" svg:viewBox="0 0 476 227" draw:points="476,227 0,227 0,0 476,0">
            <text:p/>
          </draw:polygon>
          <draw:polygon draw:style-name="gr8" draw:layer="layout" svg:width="0.476cm" svg:height="0.226cm" svg:x="0.724cm" svg:y="0.395cm" svg:viewBox="0 0 477 227" draw:points="477,227 0,227 0,0 477,0">
            <text:p/>
          </draw:polygon>
          <draw:polygon draw:style-name="gr9" draw:layer="layout" svg:width="0.476cm" svg:height="0.226cm" svg:x="0.724cm" svg:y="0.395cm" svg:viewBox="0 0 477 227" draw:points="477,227 0,227 0,0 477,0">
            <text:p/>
          </draw:polygon>
          <draw:polygon draw:style-name="gr8" draw:layer="layout" svg:width="0.475cm" svg:height="0.226cm" svg:x="0.249cm" svg:y="0.395cm" svg:viewBox="0 0 476 227" draw:points="476,227 0,227 0,0 476,0">
            <text:p/>
          </draw:polygon>
          <draw:polygon draw:style-name="gr9" draw:layer="layout" svg:width="0.475cm" svg:height="0.226cm" svg:x="0.249cm" svg:y="0.395cm" svg:viewBox="0 0 476 227" draw:points="476,227 0,227 0,0 476,0">
            <text:p/>
          </draw:polygon>
          <draw:polygon draw:style-name="gr10" draw:layer="layout" svg:width="0.079cm" svg:height="0.316cm" svg:x="1.516cm" svg:y="0cm" svg:viewBox="0 0 80 317" draw:points="0,317 80,226 80,0 0,90">
            <text:p/>
          </draw:polygon>
          <draw:polygon draw:style-name="gr9" draw:layer="layout" svg:width="0.079cm" svg:height="0.316cm" svg:x="1.516cm" svg:y="0cm" svg:viewBox="0 0 80 317" draw:points="0,317 80,226 80,0 0,90">
            <text:p/>
          </draw:polygon>
          <draw:polygon draw:style-name="gr11" draw:layer="layout" svg:width="0.566cm" svg:height="0.09cm" svg:x="1.03cm" svg:y="0cm" svg:viewBox="0 0 567 91" draw:points="0,91 90,0 567,0 487,91">
            <text:p/>
          </draw:polygon>
          <draw:polygon draw:style-name="gr9" draw:layer="layout" svg:width="0.566cm" svg:height="0.09cm" svg:x="1.03cm" svg:y="0cm" svg:viewBox="0 0 567 91" draw:points="0,91 90,0 567,0 487,91">
            <text:p/>
          </draw:polygon>
          <draw:polygon draw:style-name="gr11" draw:layer="layout" svg:width="0.577cm" svg:height="0.09cm" svg:x="0.464cm" svg:y="0.079cm" svg:viewBox="0 0 578 91" draw:points="0,91 90,0 578,0 486,91">
            <text:p/>
          </draw:polygon>
          <draw:polygon draw:style-name="gr9" draw:layer="layout" svg:width="0.577cm" svg:height="0.09cm" svg:x="0.464cm" svg:y="0.079cm" svg:viewBox="0 0 578 91" draw:points="0,91 90,0 578,0 486,91">
            <text:p/>
          </draw:polygon>
          <draw:polygon draw:style-name="gr11" draw:layer="layout" svg:width="0.555cm" svg:height="0.09cm" svg:x="0.566cm" svg:y="0cm" svg:viewBox="0 0 556 91" draw:points="0,91 79,0 556,0 465,91">
            <text:p/>
          </draw:polygon>
          <draw:polygon draw:style-name="gr9" draw:layer="layout" svg:width="0.555cm" svg:height="0.09cm" svg:x="0.566cm" svg:y="0cm" svg:viewBox="0 0 556 91" draw:points="0,91 79,0 556,0 465,91">
            <text:p/>
          </draw:polygon>
          <draw:polygon draw:style-name="gr11" draw:layer="layout" svg:width="0.566cm" svg:height="0.079cm" svg:x="0cm" svg:y="0.09cm" svg:viewBox="0 0 567 80" draw:points="0,80 79,0 567,0 475,80">
            <text:p/>
          </draw:polygon>
          <draw:path draw:style-name="gr9" draw:layer="layout" svg:width="0.558cm" svg:height="0.079cm" svg:x="0.007cm" svg:y="0.09cm" svg:viewBox="0 0 559 80" svg:d="m0 72 71-72h488l-92 80h-467zm0-8z">
            <text:p/>
          </draw:path>
          <draw:polygon draw:style-name="gr11" draw:layer="layout" svg:width="0.566cm" svg:height="0.09cm" svg:x="0.079cm" svg:y="0cm" svg:viewBox="0 0 567 91" draw:points="0,91 90,0 567,0 487,91">
            <text:p/>
          </draw:polygon>
          <draw:polygon draw:style-name="gr9" draw:layer="layout" svg:width="0.566cm" svg:height="0.09cm" svg:x="0.079cm" svg:y="0cm" svg:viewBox="0 0 567 91" draw:points="0,91 90,0 567,0 487,91">
            <text:p/>
          </draw:polygon>
          <draw:polygon draw:style-name="gr10" draw:layer="layout" svg:width="0.079cm" svg:height="0.305cm" svg:x="1.516cm" svg:y="0.226cm" svg:viewBox="0 0 80 306" draw:points="0,306 80,226 80,0 0,79">
            <text:p/>
          </draw:polygon>
          <draw:polygon draw:style-name="gr9" draw:layer="layout" svg:width="0.079cm" svg:height="0.305cm" svg:x="1.516cm" svg:y="0.226cm" svg:viewBox="0 0 80 306" draw:points="0,306 80,226 80,0 0,79">
            <text:p/>
          </draw:polygon>
          <draw:polygon draw:style-name="gr10" draw:layer="layout" svg:width="0.091cm" svg:height="0.316cm" svg:x="1.425cm" svg:y="0.305cm" svg:viewBox="0 0 92 317" draw:points="0,317 92,226 92,0 0,90">
            <text:p/>
          </draw:polygon>
          <draw:polygon draw:style-name="gr9" draw:layer="layout" svg:width="0.091cm" svg:height="0.316cm" svg:x="1.425cm" svg:y="0.305cm" svg:viewBox="0 0 92 317" draw:points="0,317 92,226 92,0 0,90">
            <text:p/>
          </draw:polygon>
          <draw:polygon draw:style-name="gr10" draw:layer="layout" svg:width="0.079cm" svg:height="0.305cm" svg:x="1.516cm" svg:y="0.452cm" svg:viewBox="0 0 80 306" draw:points="0,306 80,215 80,0 0,79">
            <text:p/>
          </draw:polygon>
          <draw:polygon draw:style-name="gr9" draw:layer="layout" svg:width="0.079cm" svg:height="0.305cm" svg:x="1.516cm" svg:y="0.452cm" svg:viewBox="0 0 80 306" draw:points="0,306 80,215 80,0 0,79">
            <text:p/>
          </draw:polygon>
          <draw:polygon draw:style-name="gr10" draw:layer="layout" svg:width="0.091cm" svg:height="0.305cm" svg:x="1.425cm" svg:y="0.531cm" svg:viewBox="0 0 92 306" draw:points="0,306 92,226 92,0 0,90">
            <text:p/>
          </draw:polygon>
          <draw:polygon draw:style-name="gr9" draw:layer="layout" svg:width="0.091cm" svg:height="0.305cm" svg:x="1.425cm" svg:y="0.531cm" svg:viewBox="0 0 92 306" draw:points="0,306 92,226 92,0 0,90">
            <text:p/>
          </draw:polygon>
          <draw:polygon draw:style-name="gr8" draw:layer="layout" svg:width="0.475cm" svg:height="0.226cm" svg:x="0.475cm" svg:y="0.169cm" svg:viewBox="0 0 476 227" draw:points="476,227 0,227 0,0 476,0">
            <text:p/>
          </draw:polygon>
          <draw:polygon draw:style-name="gr9" draw:layer="layout" svg:width="0.475cm" svg:height="0.226cm" svg:x="0.475cm" svg:y="0.169cm" svg:viewBox="0 0 476 227" draw:points="476,227 0,227 0,0 476,0">
            <text:p/>
          </draw:polygon>
          <draw:polygon draw:style-name="gr8" draw:layer="layout" svg:width="0.475cm" svg:height="0.226cm" svg:x="0cm" svg:y="0.169cm" svg:viewBox="0 0 476 227" draw:points="476,227 0,227 0,0 476,0">
            <text:p/>
          </draw:polygon>
          <draw:path draw:style-name="gr9" draw:layer="layout" svg:width="0.467cm" svg:height="0.226cm" svg:x="0.007cm" svg:y="0.169cm" svg:viewBox="0 0 468 227" svg:d="m468 227h-468zm0-227h468v227zm0 0z">
            <text:p/>
          </draw:path>
          <draw:polygon draw:style-name="gr8" draw:layer="layout" svg:width="0.475cm" svg:height="0.226cm" svg:x="0.95cm" svg:y="0.169cm" svg:viewBox="0 0 476 227" draw:points="476,227 0,227 0,0 476,0">
            <text:p/>
          </draw:polygon>
          <draw:polygon draw:style-name="gr9" draw:layer="layout" svg:width="0.475cm" svg:height="0.226cm" svg:x="0.95cm" svg:y="0.169cm" svg:viewBox="0 0 476 227" draw:points="476,227 0,227 0,0 476,0">
            <text:p/>
          </draw:polygon>
          <draw:polygon draw:style-name="gr11" draw:layer="layout" svg:width="0.566cm" svg:height="0.079cm" svg:x="0.95cm" svg:y="0.09cm" svg:viewBox="0 0 567 80" draw:points="0,80 91,0 567,0 487,80">
            <text:p/>
          </draw:polygon>
          <draw:polygon draw:style-name="gr9" draw:layer="layout" svg:width="0.566cm" svg:height="0.079cm" svg:x="0.95cm" svg:y="0.09cm" svg:viewBox="0 0 567 80" draw:points="0,80 91,0 567,0 487,80">
            <text:p/>
          </draw:polygon>
          <draw:polygon draw:style-name="gr10" draw:layer="layout" svg:width="0.091cm" svg:height="0.316cm" svg:x="1.425cm" svg:y="0.079cm" svg:viewBox="0 0 92 317" draw:points="0,317 92,226 92,0 0,90">
            <text:p/>
          </draw:polygon>
          <draw:polygon draw:style-name="gr9" draw:layer="layout" svg:width="0.091cm" svg:height="0.316cm" svg:x="1.425cm" svg:y="0.079cm" svg:viewBox="0 0 92 317" draw:points="0,317 92,226 92,0 0,9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OS Firewall</dc:title>
    <meta:creation-date>2011-02-07T16:42:02</meta:creation-date>
    <meta:editing-duration>P0D</meta:editing-duration>
    <meta:editing-cycles>1</meta:editing-cycles>
    <meta:document-statistic meta:object-count="63"/>
    <meta:generator>OpenOffice.org/3.3$Linux OpenOffice.org_project/330m20$Build-9567</meta:generator>
  </office:meta>
</office:document-meta>
</file>